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paragraph-properties fo:text-align="justify" style:justify-single-word="false"/>
      <style:text-properties fo:language="pl" fo:country="P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WWNum1">
      <style:paragraph-properties fo:text-align="justify" style:justify-single-word="false"/>
    </style:style>
    <style:style style:name="P5" style:family="paragraph" style:parent-style-name="Standard">
      <style:paragraph-properties fo:margin-left="7.62cm" fo:margin-right="0cm" fo:text-indent="-7.62cm" style:auto-text-indent="false"/>
      <style:text-properties fo:language="pl" fo:country="PL"/>
    </style:style>
    <style:style style:name="P6" style:family="paragraph" style:parent-style-name="Standard">
      <style:paragraph-properties fo:margin-left="1.905cm" fo:margin-right="0cm" fo:text-align="justify" style:justify-single-word="false" fo:text-indent="0cm" style:auto-text-indent="false"/>
    </style:style>
    <style:style style:name="P7" style:family="paragraph" style:parent-style-name="Standard">
      <style:paragraph-properties fo:margin-left="1.905cm" fo:margin-right="0cm" fo:text-align="justify" style:justify-single-word="false" fo:text-indent="0cm" style:auto-text-indent="false"/>
      <style:text-properties fo:color="#000080" fo:language="pl" fo:country="PL"/>
    </style:style>
    <style:style style:name="P8" style:family="paragraph" style:parent-style-name="Header" style:master-page-name="Converted1">
      <style:paragraph-properties style:page-number="auto"/>
    </style:style>
    <style:style style:name="P9" style:family="paragraph" style:parent-style-name="Heading_20_1" style:master-page-name="Standard">
      <style:paragraph-properties style:page-number="auto"/>
    </style:style>
    <style:style style:name="T1" style:family="text">
      <style:text-properties fo:language="pl" fo:country="PL"/>
    </style:style>
    <style:style style:name="T2" style:family="text">
      <style:text-properties fo:language="pl" fo:country="PL" style:font-name-complex="Times New Roman"/>
    </style:style>
    <style:style style:name="T3" style:family="text">
      <style:text-properties fo:color="#000080" style:font-name="Cambria" fo:font-size="14pt" fo:language="pl" fo:country="PL" fo:font-weight="bold" style:font-size-asian="14pt" style:font-weight-asian="bold" style:font-name-complex="Cambria1" style:font-size-complex="14pt" style:font-weight-complex="bold"/>
    </style:style>
    <style:style style:name="T4" style:family="text">
      <style:text-properties fo:color="#002060" fo:font-size="25pt" fo:language="pl" fo:country="PL" style:font-size-asian="25pt" style:font-size-complex="2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1">Detergent myjący ogólnego zastosowania </text:span></text:h>
      <text:p text:style-name="P1"/>
      <text:h text:style-name="Heading_20_1" text:outline-level="1"><text:span text:style-name="T1">Opis</text:span></text:h>
      <text:p text:style-name="Standard"><text:span text:style-name="T1">Detergent M1 jest mieszanką składników zasadowych i zmiękczających. Został zaprojektowany do użytku w zakładach produkcji żywności i napojów a także wszystkich miejsc gdzie konieczne jest zachowanie odpowiedniego reżimu sanitarnego – nap sklepy, miejsca kontaktu z pożywieniem. <text:s/>M1 nadaje się do mycia ogólnego (w tym podłóg) i do odtłuszczania powierzchni.</text:span></text:p>
      <text:h text:style-name="Heading_20_1" text:outline-level="1"><text:span text:style-name="T1">Obszary stosowania</text:span></text:h>
      <text:p text:style-name="Standard"><text:span text:style-name="T1">Detergent M1 powinien być używany w stężeniu pomiędzy 1.0%, a 5.0% (v/v) w zależności od metody aplikacji.</text:span></text:p>
      <text:p text:style-name="Standard"><text:span text:style-name="T1">W celu uzyskania szczegółowych informacji należy zapoznać się z Kartą Instrukcji Mycia CIC.</text:span></text:p>
      <text:h text:style-name="Heading_20_2" text:outline-level="2"><text:span text:style-name="T1">Aplikacja spryskiwaczem</text:span></text:h>
      <text:p text:style-name="Standard"><text:span text:style-name="T1">Tam gdzie środek jest aplikowany spryskiwaczem, należy stworzyć roztwór o stężeniu zgodnym z informacją na etykiecie, najczęściej 1% v/v. W przypadku aplikacji spryskiwaczem , należy spryskać powierzchnię, a następnie wytrzeć czystą ścierką lub ręcznikiem papierowym. </text:span></text:p>
      <text:h text:style-name="Heading_20_2" text:outline-level="2"><text:span text:style-name="T1">Mycie ręczne </text:span></text:h>
      <text:p text:style-name="Standard"><text:span text:style-name="T1">M1 może być używany do mycia narzędzi, naczyń i elementów sprzętu. Typowe stężenie powinno wynosić od 1% do 3% v/v <text:s/>przy temp. 40°C-50°C. Podczas tej metody aplikacji środka powinno być noszone ubranie ochronne (biorąc pod uwagę temperaturę wody). Wyszoruj przedmiot, a następnie spłucz wszystkie ślady detergentu i pozostaw do wysuszenia, lub wytrzyj ręcznikiem papierowym.</text:span></text:p>
      <text:h text:style-name="Heading_20_1" text:outline-level="1"><text:span text:style-name="T1">Zalety</text:span></text:h>
      <text:p text:style-name="Standard"><text:span text:style-name="T1">- Używany jako detergent ogólnego przeznaczenia</text:span></text:p>
      <text:p text:style-name="Standard"><text:span text:style-name="T1">- Efektywnie usuwa i zabrudzenia</text:span></text:p>
      <text:h text:style-name="Heading_20_1" text:outline-level="1"><text:span text:style-name="T1">Dane techniczne </text:span></text:h>
      <text:p text:style-name="P1"/>
      <text:p text:style-name="Standard"><text:span text:style-name="T1">Wygląd<text:tab/><text:tab/><text:tab/><text:tab/><text:tab/><text:tab/>Przejrzysto – zielony płyn, nie lepki</text:span></text:p>
      <text:p text:style-name="Standard"><text:span text:style-name="T1">Zapach<text:tab/><text:tab/><text:tab/><text:tab/><text:tab/><text:tab/>Zapach detergentu</text:span></text:p>
      <text:p text:style-name="Standard"><text:span text:style-name="T1">Piana<text:tab/><text:tab/><text:tab/><text:tab/><text:tab/><text:tab/>Średnia pieniący</text:span></text:p>
      <text:p text:style-name="Standard"><text:span text:style-name="T1">Gęstość<text:tab/><text:tab/><text:tab/><text:tab/><text:tab/><text:tab/>1.02 (przy 20°C) </text:span></text:p>
      <text:p text:style-name="Standard"><text:span text:style-name="T1">pH (roztworu 1% przy 20°C )<text:tab/><text:tab/><text:tab/>7.0-8.0 </text:span></text:p>
      <text:p text:style-name="Standard"><text:soft-page-break/><text:span text:style-name="T1">Chemiczne zapotrzebowanie tlenu (COD) <text:s/><text:tab/>16 g/L</text:span></text:p>
      <text:p text:style-name="Standard"><text:span text:style-name="T1">Zawartość azotu <text:s/><text:tab/><text:tab/><text:tab/><text:tab/>4.09 g/L </text:span></text:p>
      <text:p text:style-name="Standard"><text:span text:style-name="T1">Zawartość fosforu<text:tab/><text:tab/><text:tab/><text:tab/>1.59 g/L</text:span></text:p>
      <text:p text:style-name="Standard"><text:span text:style-name="T1">Zawartość rtęci <text:tab/><text:tab/><text:tab/><text:tab/><text:tab/>0 mg/L </text:span></text:p>
      <text:p text:style-name="Standard"><text:span text:style-name="T1">Zawartość kadmu <text:tab/><text:tab/><text:tab/><text:tab/>0 mg/L </text:span></text:p>
      <text:p text:style-name="Standard"><text:span text:style-name="T1">Temp. Przechowywania <text:s/><text:tab/><text:tab/><text:tab/>0°C do +40°C</text:span></text:p>
      <text:p text:style-name="Standard"><text:span text:style-name="T1">Okres przydatność<text:tab/><text:tab/><text:tab/><text:tab/>Minimum 2 lata </text:span></text:p>
      <text:p text:style-name="P5"/>
      <text:h text:style-name="Heading_20_1" text:outline-level="1"><text:span text:style-name="T1">Zagrożenia</text:span></text:h>
      <text:p text:style-name="Standard"><text:span text:style-name="T1">M1l może być bezpiecznie stosowany na większości materiałów konstrukcyjnych, jeśli jest używany <text:s/>w stężeniu do 5%. Należy unikać dłuższego kontaktu z miedzią, cynkiem, mosiądzem, niklem/chrome i z brązem. Powierzchnie zawierające te metale nie powinny być namaczane w środku dłużej niż przez 30 minut.</text:span></text:p>
      <text:h text:style-name="Heading_20_1" text:outline-level="1"><text:span text:style-name="T1">Biodegradacja </text:span></text:h>
      <text:p text:style-name="Standard"><text:span text:style-name="T1">Związki powierzchniowo czynne zastosowane w preparacie spełniają wymogi Europejskiej Dyrektywy o Detergentach 648/2004. Produkt nie podlega bioakumulacji. <text:s/></text:span></text:p>
      <text:p text:style-name="P5"/>
      <text:h text:style-name="Heading_20_1" text:outline-level="1"><text:span text:style-name="T1">Pomiar stężeń </text:span></text:h>
      <text:p text:style-name="Standard"><text:span text:style-name="T1">Test kroplomierzem <text:s/></text:span></text:p>
      <text:p text:style-name="Standard"><text:span text:style-name="T1">Odczynnik <text:s/><text:tab/><text:tab/>Numer katalogowy <text:tab/><text:tab/>Sprzęt<text:tab/><text:tab/><text:tab/><text:tab/>Numer katalogowy </text:span></text:p>
      <text:p text:style-name="Standard"><text:span text:style-name="T1">QA1<text:tab/><text:tab/><text:tab/>SKS00803-01<text:tab/><text:tab/> Strzykawka 20ml <text:tab/><text:tab/> <text:tab/>SKS00822 </text:span></text:p>
      <text:p text:style-name="Standard"><text:span text:style-name="T1">QA2<text:tab/><text:tab/><text:tab/>SKS00803-02<text:tab/><text:tab/>Słoiczek z poliwęglanu<text:tab/><text:tab/><text:tab/>SKS00823</text:span></text:p>
      <text:p text:style-name="Standard"><text:span text:style-name="T1">QA3<text:tab/><text:tab/><text:tab/>SKS00803-03<text:tab/><text:tab/><text:tab/> <text:tab/></text:span></text:p>
      <text:p text:style-name="P2"/>
      <text:p text:style-name="P3"><text:span text:style-name="T1">Krok <text:tab/>Czynność </text:span></text:p>
      <text:list xml:id="list33439621" text:style-name="WWNum1">
        <text:list-item>
          <text:p text:style-name="P4"><text:span text:style-name="T1">Przy pomocy strzykawki przenieść 20 ml roztworu do słoiczka </text:span></text:p>
        </text:list-item>
        <text:list-item>
          <text:p text:style-name="P4"><text:span text:style-name="T1">Dodać 20 kropli odczynnika QA1. Potrząsać w celu wymieszania</text:span></text:p>
        </text:list-item>
        <text:list-item>
          <text:p text:style-name="P4"><text:soft-page-break/><text:span text:style-name="T1">Dodawać krople QA2 aż do momentu, gdy roztwór stanie się fioletowy. Dodać 5 dodatkowych kropel QA2</text:span></text:p>
        </text:list-item>
        <text:list-item>
          <text:p text:style-name="P4"><text:span text:style-name="T1">Dodawać odczynnik QA3, licząc krople, do momentu kiedy roztwór stanie się pomarańczowy/żółty. Po dodaniu <text:s/>każdej kropli zamieszać dla równomiernego rozprowadzenia odczynnika. </text:span></text:p>
        </text:list-item>
      </text:list>
      <text:p text:style-name="P6"><text:span text:style-name="T1">% zawartość produktu w roztworze <text:s/>(v/v) <text:s/>= (ilość kropli QA3) x 0,118</text:span></text:p>
      <text:p text:style-name="P7"/>
      <text:p text:style-name="Standard"><text:span text:style-name="T3">Przechowywanie </text:span></text:p>
      <text:p text:style-name="P1"/>
      <text:p text:style-name="Standard"><text:span text:style-name="T1">Przechowywać pojemniki szczelnie zamknięte. </text:span></text:p>
      <text:p text:style-name="Standard"><text:span text:style-name="T1">Zapoznać się z kartą charakterystyki produktu. </text:span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letter-kerning="true" style:font-size-asian="11pt" style:language-asian="pl" style:country-asian="P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pl" fo:country="PL" style:letter-kerning="true" style:font-name-asian="Calibri1" style:font-size-asian="11pt" style:language-asian="pl" style:country-asian="PL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fo:language="en" fo:country="GB" style:language-asian="en" style:country-asian="US" style:font-name-complex="Calibri1"/>
    </style:style>
    <style:style style:name="Header" style:family="paragraph" style:parent-style-name="Standard" style:next-style-name="Text_20_body" style:class="text">
      <style:paragraph-properties fo:margin-top="0.423cm" fo:margin-bottom="0cm" fo:line-height="100%" fo:keep-with-next="always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fo:keep-with-next="always"/>
      <style:text-properties fo:color="#365f91" style:font-name="Cambria" fo:font-size="14pt" fo:font-weight="bold" style:font-name-asian="Times New Roman" style:font-size-asian="14pt" style:font-weight-asian="bold" style:font-name-complex="Cambria1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with-next="always"/>
      <style:text-properties fo:color="#4f81bd" style:font-name="Cambria" fo:font-size="13pt" fo:font-weight="bold" style:font-name-asian="Times New Roman" style:font-size-asian="13pt" style:font-weight-asian="bold" style:font-name-complex="Cambria1" style:font-size-complex="13pt" style:font-weight-complex="bold"/>
    </style:style>
    <style:style style:name="Footer" style:family="paragraph" style:parent-style-name="Standard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/>
    <style:style style:name="Heading_20_2_20_Char" style:display-name="Heading 2 Char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Converted1">
      <style:paragraph-properties style:page-number="auto"/>
    </style:style>
    <style:style style:name="MT1" style:family="text">
      <style:text-properties fo:color="#002060" fo:font-size="25pt" fo:language="pl" fo:country="PL" style:font-size-asian="25pt" style:font-size-complex="25pt"/>
    </style:style>
    <style:page-layout style:name="Mpm1">
      <style:page-layout-properties fo:page-width="21.001cm" fo:page-height="29.7cm" style:num-format="1" style:print-orientation="portrait" fo:margin-top="1.249cm" fo:margin-bottom="2.499cm" fo:margin-left="2.54cm" fo:margin-right="2.54cm" style:writing-mode="lr-tb" style:layout-grid-color="#c0c0c0" style:layout-grid-lines="2595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<text:tab/>M1 </text:span></text:p>
      </style:header>
    </style:master-page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ub</meta:initial-creator>
    <meta:editing-cycles>4</meta:editing-cycles>
    <meta:creation-date>2010-10-10T00:14:00</meta:creation-date>
    <dc:date>2014-12-23T13:31:48.14</dc:date>
    <meta:editing-duration>PT00H00M33S</meta:editing-duration>
    <meta:generator>OpenOffice.org/3.2$Win32 OpenOffice.org_project/320m18$Build-9502</meta:generator>
    <meta:document-statistic meta:table-count="0" meta:image-count="0" meta:object-count="0" meta:page-count="3" meta:paragraph-count="46" meta:word-count="419" meta:character-count="3089"/>
    <meta:template xlink:type="simple" xlink:actuate="onRequest" xlink:title="Normal_Wordconv.dotm" xlink:href=""/>
  </office:meta>
</office:document-meta>
</file>